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12000000124BF85FC8CD793F55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Arial Black" svg:font-family="'Arial Black'" style:font-pitch="variable"/>
    <style:font-face style:name="Gayathri Thin" svg:font-family="'Gayath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font-size="22pt" style:text-underline-style="none" style:font-size-asian="22pt" style:font-size-complex="22pt"/>
    </style:style>
    <style:style style:name="P2" style:family="paragraph" style:parent-style-name="Title">
      <style:paragraph-properties fo:line-height="150%"/>
      <style:text-properties fo:font-size="22pt" style:text-underline-style="none" style:font-size-asian="22pt" style:font-size-complex="22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color="#111111" fo:font-style="normal" style:text-underline-style="none" fo:font-weight="normal" officeooo:rsid="000a781c" officeooo:paragraph-rsid="000a781c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style:text-underline-style="none" officeooo:rsid="00087df4" officeooo:paragraph-rsid="00087df4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officeooo:paragraph-rsid="000c6680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officeooo:paragraph-rsid="00087df4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officeooo:rsid="000cca6b" officeooo:paragraph-rsid="000cca6b"/>
    </style:style>
    <style:style style:name="T1" style:family="text">
      <style:text-properties fo:color="#111111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111111" fo:font-style="normal" style:text-underline-style="none" fo:font-weight="normal" officeooo:rsid="00087df4" style:font-style-asian="normal" style:font-weight-asian="normal" style:font-style-complex="normal" style:font-weight-complex="normal"/>
    </style:style>
    <style:style style:name="T3" style:family="text">
      <style:text-properties fo:color="#111111" fo:font-style="normal" style:text-underline-style="none" fo:font-weight="normal" officeooo:rsid="000c6680" style:font-style-asian="normal" style:font-weight-asian="normal" style:font-style-complex="normal" style:font-weight-complex="normal"/>
    </style:style>
    <style:style style:name="T4" style:family="text">
      <style:text-properties fo:color="#111111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111111" fo:font-style="normal" fo:font-weight="normal" officeooo:rsid="000a781c" style:font-style-asian="normal" style:font-weight-asian="normal" style:font-style-complex="normal" style:font-weight-complex="normal"/>
    </style:style>
    <text:list-style style:name="L1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екция 1</text:p>
      <text:p text:style-name="P1"/>
      <text:list xml:id="list4086357548" text:style-name="L1">
        <text:list-item>
          <text:p text:style-name="P6"><text:span text:style-name="T2">Символ джавы – Дюк</text:span></text:p>
        </text:list-item>
        <text:list-item>
          <text:p text:style-name="P4"><text:span text:style-name="T4">WORA – Write Once, Run Anywhere – </text:span><text:span text:style-name="T5">можно запускать на любой платформе где есть JVM</text:span></text:p>
        </text:list-item>
        <text:list-item>
          <text:p text:style-name="P6"><text:span text:style-name="T2">Отсутствие undefined behaviour</text:span></text:p>
        </text:list-item>
        <text:list-item>
          <text:p text:style-name="P4"><text:span text:style-name="T4">Java → байткод → </text:span><text:span text:style-name="T5">( интерпретатор JVM) </text:span><text:span text:style-name="T4">виртуальная машина исполняет байткод</text:span></text:p>
        </text:list-item>
        <text:list-item>
          <text:p text:style-name="P3">Байткод хранится в файлах .class</text:p>
        </text:list-item>
        <text:list-item>
          <text:p text:style-name="P5"><text:span text:style-name="T2">П</text:span><text:span text:style-name="T3">амять делится на стеки потоков (thread stacks) и кучу (heap). Каждый поток имеет свой собственный стек. Стек содержит все </text:span><text:span text:style-name="T4">локальные переменные для каждого выполняемого метода</text:span><text:span text:style-name="T3">. Поток может получить доступ только к своему стеку. Локальная переменная – примитивная → хранится полностью в стеке. Локальная переменная – ссылка на объект → ссылка (local variable) хранится в в стеке, а сам объект в куче.</text:span></text:p>
        </text:list-item>
        <text:list-item>
          <text:p text:style-name="P7"><text:span text:style-name="T3">С</text:span><text:span text:style-name="T1">борка мусора: удаляет объекты в куче на которые никто не ссылается. STW – stop the <text:s text:c="2"/>world паузы неизбежны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Arial Black" svg:font-family="'Arial Black'" style:font-pitch="variable"/>
    <style:font-face style:name="Gayathri Thin" svg:font-family="'Gayath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3:53:35.895000899</meta:creation-date>
    <dc:date>2021-10-19T14:38:51.939076673</dc:date>
    <meta:editing-duration>PT14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20" meta:character-count="757" meta:non-whitespace-character-count="644"/>
  </office:meta>
</office:document-meta>
</file>